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ámec4" text:anchor-type="page" text:anchor-page-number="1" svg:x="9mm" svg:y="209.48mm" svg:width="192mm" svg:height="61mm" draw:z-index="3">
        <draw:text-box>
          <text:section text:style-name="Sect1" text:name="Sekce3" text:protected="true">
            <text:section-source text:section-name="MasterLabel"/>
            <text:p text:style-name="Standard"/>
          </text:section>
        </draw:text-box>
      </draw:frame>
      <draw:frame draw:style-name="fr1" draw:name="Rámec3" text:anchor-type="page" text:anchor-page-number="1" svg:x="9mm" svg:y="148.48mm" svg:width="192mm" svg:height="61mm" draw:z-index="2">
        <draw:text-box>
          <text:section text:style-name="Sect1" text:name="Sekce2" text:protected="true">
            <text:section-source text:section-name="MasterLabel"/>
            <text:p text:style-name="Standard"/>
          </text:section>
        </draw:text-box>
      </draw:frame>
      <draw:frame draw:style-name="fr1" draw:name="Rámec2" text:anchor-type="page" text:anchor-page-number="1" svg:x="9mm" svg:y="87.49mm" svg:width="192mm" svg:height="61mm" draw:z-index="1">
        <draw:text-box>
          <text:section text:style-name="Sect1" text:name="Sekce1" text:protected="true">
            <text:section-source text:section-name="MasterLabel"/>
            <text:p text:style-name="Standard"/>
          </text:section>
        </draw:text-box>
      </draw:frame>
      <draw:frame draw:style-name="fr1" draw:name="Rámec1" text:anchor-type="page" text:anchor-page-number="1" svg:x="9mm" svg:y="26.49mm" svg:width="192mm" svg:height="61mm" draw:z-index="0">
        <draw:text-box>
          <text:section text:style-name="Sect1" text:name="MasterLabel">
            <text:p text:style-name="Standard"/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192mm" svg:height="61mm" text:anchor-type="as-char" svg:y="0mm" fo:margin-left="0mm" fo:margin-right="0mm" fo:margin-top="0mm" fo:margin-bottom="0m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" style:paper-tray-name="" style:print-orientation="portrait" fo:margin-top="26.49mm" fo:margin-bottom="0mm" fo:margin-left="9mm" fo:margin-right="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reen Cabinet</meta:initial-creator>
    <meta:creation-date>2022-08-25T17:34:27.176000000</meta:creation-date>
    <meta:editing-cycles>1</meta:editing-cycles>
    <meta:editing-duration>PT38S</meta:editing-duration>
    <dc:title>Rayfilm 1016</dc:title>
    <dc:date>2022-08-25T17:35:04.077000000</dc:date>
    <dc:creator>Green Cabinet</dc:creator>
    <meta:document-statistic meta:table-count="0" meta:image-count="0" meta:object-count="0" meta:page-count="1" meta:paragraph-count="0" meta:word-count="0" meta:character-count="0" meta:non-whitespace-character-count="0"/>
    <meta:generator>LibreOffice/7.4.0.3$Windows_X86_64 LibreOffice_project/f85e47c08ddd19c015c0114a68350214f7066f5a</meta:generator>
  </office:meta>
</office:document-meta>
</file>